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rbel1" svg:font-family="Corbel" style:font-family-generic="swiss"/>
    <style:font-face style:name="Courier New" svg:font-family="'Courier New'" style:font-adornments="Regular" style:font-family-generic="modern" style:font-pitch="fixed"/>
    <style:font-face style:name="Corbel" svg:font-family="Corbe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466in" fo:margin-left="0.4326in" fo:margin-top="0in" fo:margin-bottom="0in" table:align="left" style:writing-mode="lr-tb"/>
    </style:style>
    <style:style style:name="Table1.A" style:family="table-column">
      <style:table-column-properties style:column-width="1.8215in"/>
    </style:style>
    <style:style style:name="Table1.B" style:family="table-column">
      <style:table-column-properties style:column-width="1.8257in"/>
    </style:style>
    <style:style style:name="Table1.C" style:family="table-column">
      <style:table-column-properties style:column-width="1.8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6" style:family="table-row">
      <style:table-row-properties style:min-row-height="0.2194in" fo:keep-together="auto"/>
    </style:style>
    <style:style style:name="Table2" style:family="table">
      <style:table-properties style:width="6.0007in" fo:margin-left="0in" fo:margin-top="0in" fo:margin-bottom="0in" table:align="left" style:writing-mode="lr-tb"/>
    </style:style>
    <style:style style:name="Table2.A" style:family="table-column">
      <style:table-column-properties style:column-width="1.4722in"/>
    </style:style>
    <style:style style:name="Table2.B" style:family="table-column">
      <style:table-column-properties style:column-width="1.8778in"/>
    </style:style>
    <style:style style:name="Table2.C" style:family="table-column">
      <style:table-column-properties style:column-width="1.566in"/>
    </style:style>
    <style:style style:name="Table2.D" style:family="table-column">
      <style:table-column-properties style:column-width="1.0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style:min-row-height="0.5778in" fo:keep-together="auto"/>
    </style:style>
    <style:style style:name="Table3" style:family="table" style:master-page-name="Standard">
      <style:table-properties style:width="6.4778in" fo:margin-left="-0.0799in" fo:margin-top="0in" fo:margin-bottom="0in" style:page-number="auto" table:align="left" style:writing-mode="lr-tb"/>
    </style:style>
    <style:style style:name="Table3.A" style:family="table-column">
      <style:table-column-properties style:column-width="0.5604in"/>
    </style:style>
    <style:style style:name="Table3.B" style:family="table-column">
      <style:table-column-properties style:column-width="5.9167in"/>
    </style:style>
    <style:style style:name="Table3.1" style:family="table-row">
      <style:table-row-properties style:min-row-height="0.0354in" fo:keep-together="auto"/>
    </style:style>
    <style:style style:name="Table3.A1" style:family="table-cell">
      <style:table-cell-properties style:vertical-align="bottom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2" style:family="table-row">
      <style:table-row-properties style:min-row-height="0.0611in" fo:keep-together="auto"/>
    </style:style>
    <style:style style:name="Table3.A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B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3" style:family="table-row">
      <style:table-row-properties style:min-row-height="0.5611in" fo:keep-together="auto"/>
    </style:style>
    <style:style style:name="Table3.A3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8" style:family="table-row">
      <style:table-row-properties style:min-row-height="0.8701in" fo:keep-together="auto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Bold">
      <style:paragraph-properties fo:margin-top="0in" fo:margin-bottom="0in" style:contextual-spacing="fals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paragraph-properties fo:margin-top="0in" fo:margin-bottom="0in" style:contextual-spacing="false"/>
    </style:style>
    <style:style style:name="P6" style:family="paragraph" style:parent-style-name="List_20_Paragraph" style:list-style-name="WWNum2">
      <style:paragraph-properties fo:margin-top="0in" fo:margin-bottom="0in" style:contextual-spacing="false" fo:text-align="center" style:justify-single-word="false"/>
    </style:style>
    <style:style style:name="P7" style:family="paragraph" style:parent-style-name="List_20_Paragraph" style:list-style-name="WWNum2">
      <style:paragraph-properties fo:margin-top="0in" fo:margin-bottom="0in" style:contextual-spacing="false"/>
    </style:style>
    <style:style style:name="P8" style:family="paragraph" style:parent-style-name="List_20_Paragraph" style:list-style-name="WWNum2">
      <style:paragraph-properties fo:margin-left="0.25in" fo:margin-right="0in" fo:margin-top="0in" fo:margin-bottom="0in" style:contextual-spacing="false" fo:text-indent="0in" style:auto-text-indent="false"/>
    </style:style>
    <style:style style:name="P9" style:family="paragraph" style:parent-style-name="List_20_Paragraph" style:list-style-name="WWNum2">
      <style:paragraph-properties fo:margin-left="1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10" style:family="paragraph" style:parent-style-name="List_20_Paragraph" style:list-style-name="WWNum2">
      <style:paragraph-properties fo:margin-left="0.5in" fo:margin-right="0in" fo:margin-top="0in" fo:margin-bottom="0in" style:contextual-spacing="false" fo:text-indent="0in" style:auto-text-indent="false"/>
    </style:style>
    <style:style style:name="P11" style:family="paragraph" style:parent-style-name="Personal_20_Information">
      <style:paragraph-properties fo:margin-top="0in" fo:margin-bottom="0in" style:contextual-spacing="false"/>
    </style:style>
    <style:style style:name="P12" style:family="paragraph" style:parent-style-name="Section_20_Heading">
      <style:paragraph-properties fo:margin-top="0in" fo:margin-bottom="0in" style:contextual-spacing="false"/>
    </style:style>
    <style:style style:name="P13" style:family="paragraph" style:parent-style-name="Section_20_Heading">
      <style:paragraph-properties fo:margin-top="0in" fo:margin-bottom="0in" style:contextual-spacing="false"/>
      <style:text-properties fo:color="#00000a" fo:font-size="11pt" fo:font-weight="bold" style:font-size-asian="11pt" style:font-weight-asian="bold"/>
    </style:style>
    <style:style style:name="P14" style:family="paragraph" style:parent-style-name="Section_20_Heading">
      <style:paragraph-properties fo:margin-top="0in" fo:margin-bottom="0in" style:contextual-spacing="false"/>
      <style:text-properties fo:font-size="10pt" style:font-size-asian="10pt" style:font-size-complex="10pt"/>
    </style:style>
    <style:style style:name="T1" style:family="text">
      <style:text-properties fo:font-size="20pt" fo:language="en" fo:country="IN" style:font-size-asian="20pt" style:font-size-complex="2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a" fo:font-size="11pt" fo:font-weight="bold" style:font-size-asian="11pt" style:font-weight-asian="bold"/>
    </style:style>
    <style:style style:name="T5" style:family="text">
      <style:text-properties style:text-position="super 58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<text:span text:style-name="T1">Vishnu Vasan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1"><text:a xlink:type="simple" xlink:href="mailto:VishnuVasan@VishnuVasan.com"><text:span text:style-name="Internet_20_link"><text:span text:style-name="T2">VishnuVasan@VishnuVasan.com</text:span></text:span></text:a></text:p>
            <text:p text:style-name="P11"><text:a xlink:type="simple" xlink:href="http://www.github.com/vishnuvasan"><text:span text:style-name="Internet_20_link"><text:span text:style-name="T2">GitHub</text:span></text:span></text:a></text:p>
          </table:table-cell>
        </table:table-row>
        <table:table-row table:style-name="Table3.3">
          <table:table-cell table:style-name="Table3.A3" table:number-columns-spanned="2" office:value-type="string">
            <text:p text:style-name="P11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12"><text:span text:style-name="T4">Objective</text:span></text:p>
          </table:table-cell>
          <table:covered-table-cell/>
        </table:table-row>
        <table:table-row table:style-name="Table3.5">
          <table:table-cell table:style-name="Table3.A5" table:number-columns-spanned="2" office:value-type="string">
            <text:list xml:id="list8750144059619171888" text:style-name="WWNum1">
              <text:list-item>
                <text:p text:style-name="P5"><text:span text:style-name="T3">To Become an Active and Useful Contributor towards the Project and Team</text:span></text:p>
              </text:list-item>
              <text:list-item>
                <text:p text:style-name="P5"><text:span text:style-name="T3">To Build Better Software together for a better Future</text:span></text:p>
              </text:list-item>
              <text:list-item>
                <text:p text:style-name="P5"><text:span text:style-name="T3">Very Crazy to be a part of Start Up and to Mingle with People</text:span></text:p>
              </text:list-item>
              <text:list-item>
                <text:p text:style-name="P5"><text:span text:style-name="T3">Available for Open Source, Contract to Hire, Telecommute Projects</text:span></text:p>
              </text:list-item>
            </text:list>
          </table:table-cell>
          <table:covered-table-cell/>
        </table:table-row>
        <table:table-row table:style-name="Table3.6">
          <table:table-cell table:style-name="Table3.A6" table:number-columns-spanned="2" office:value-type="string">
            <text:p text:style-name="P12"><text:span text:style-name="T4">Skills</text:span></text:p>
            <text:p text:style-name="P12"/>
            <text:p text:style-name="P12"><text:span text:style-name="T4">Academia:</text:span></text:p>
            <text:list xml:id="list93851738793909" text:continue-numbering="true" text:style-name="WWNum1">
              <text:list-item>
                <text:list>
                  <text:list-item>
                    <text:p text:style-name="P5"><text:span text:style-name="T3">Bachelor of Engineering - Electronics and Communication Engineering - Anna University, Chennai,India - 77% ( 1st Class )-2008</text:span></text:p>
                  </text:list-item>
                  <text:list-item>
                    <text:p text:style-name="P5"><text:span text:style-name="T3">School Topper in 10</text:span><text:span text:style-name="T5">th</text:span><text:span text:style-name="T3"> Standard with 84%</text:span></text:p>
                  </text:list-item>
                  <text:list-item>
                    <text:p text:style-name="P5"><text:span text:style-name="T3">Secured 93% in 12</text:span><text:span text:style-name="T5">th</text:span><text:span text:style-name="T3"> Standard</text:span></text:p>
                  </text:list-item>
                </text:list>
              </text:list-item>
            </text:list>
            <text:p text:style-name="P13"/>
            <text:p text:style-name="P12"><text:span text:style-name="T4">PROFESSIONAL:</text:span></text:p>
            <text:list xml:id="list93850733991761" text:continue-numbering="true" text:style-name="WWNum1">
              <text:list-item>
                <text:list>
                  <text:list-item>
                    <text:p text:style-name="P5"><text:span text:style-name="T3">Very Good Logical And Analytic Skills</text:span></text:p>
                  </text:list-item>
                  <text:list-item>
                    <text:p text:style-name="P5"><text:span text:style-name="T3">Programming Languages:</text:span></text:p>
                  </text:list-item>
                </text:list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list xml:id="list6191103318731274020" text:style-name="WWNum2">
                    <text:list-item>
                      <text:p text:style-name="P6"><text:span text:style-name="T2">Language</text:span></text:p>
                    </text:list-item>
                  </text:list>
                </table:table-cell>
                <table:table-cell table:style-name="Table1.A1" office:value-type="string">
                  <text:list xml:id="list93850603845034" text:continue-numbering="true" text:style-name="WWNum2">
                    <text:list-item>
                      <text:p text:style-name="P6"><text:span text:style-name="T2">Skill</text:span></text:p>
                    </text:list-item>
                  </text:list>
                </table:table-cell>
                <table:table-cell table:style-name="Table1.A1" office:value-type="string">
                  <text:list xml:id="list93851334073892" text:continue-numbering="true" text:style-name="WWNum2">
                    <text:list-item>
                      <text:p text:style-name="P6"><text:span text:style-name="T2">No of Years</text:span>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p text:style-name="P2"><text:span text:style-name="T3">Perl</text:span></text:p>
                </table:table-cell>
                <table:table-cell table:style-name="Table1.A1" office:value-type="string">
                  <text:p text:style-name="P2"><text:span text:style-name="T3">Intermediate</text:span></text:p>
                </table:table-cell>
                <table:table-cell table:style-name="Table1.A1" office:value-type="string">
                  <text:p text:style-name="P2"><text:span text:style-name="T3">3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2"><text:span text:style-name="T3">C</text:span></text:p>
                </table:table-cell>
                <table:table-cell table:style-name="Table1.A1" office:value-type="string">
                  <text:p text:style-name="P2"><text:span text:style-name="T3">Intermediate</text:span></text:p>
                </table:table-cell>
                <table:table-cell table:style-name="Table1.A1" office:value-type="string">
                  <text:p text:style-name="P2"><text:span text:style-name="T3">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2"><text:span text:style-name="T3">Python</text:span></text:p>
                </table:table-cell>
                <table:table-cell table:style-name="Table1.A1" office:value-type="string">
                  <text:p text:style-name="P2"><text:span text:style-name="T3">Intermediate</text:span></text:p>
                </table:table-cell>
                <table:table-cell table:style-name="Table1.A1" office:value-type="string">
                  <text:p text:style-name="P2"><text:span text:style-name="T3">1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2"><text:span text:style-name="T3">VB</text:span></text:p>
                </table:table-cell>
                <table:table-cell table:style-name="Table1.A1" office:value-type="string">
                  <text:p text:style-name="P2"><text:span text:style-name="T3">Intermediate</text:span></text:p>
                </table:table-cell>
                <table:table-cell table:style-name="Table1.A1" office:value-type="string">
                  <text:p text:style-name="P2"><text:span text:style-name="T3">1</text:span></text:p>
                </table:table-cell>
              </table:table-row>
              <table:table-row table:style-name="Table1.6">
                <table:table-cell table:style-name="Table1.A1" office:value-type="string">
                  <text:p text:style-name="P2"><text:span text:style-name="T3">Scala</text:span></text:p>
                </table:table-cell>
                <table:table-cell table:style-name="Table1.A1" office:value-type="string">
                  <text:p text:style-name="P2"><text:span text:style-name="T3">Beginner</text:span></text:p>
                </table:table-cell>
                <table:table-cell table:style-name="Table1.A1" office:value-type="string">
                  <text:p text:style-name="P2"><text:span text:style-name="T3">1</text:span></text:p>
                </table:table-cell>
              </table:table-row>
            </table:table>
            <text:p text:style-name="P12"/>
          </table:table-cell>
          <table:covered-table-cell/>
        </table:table-row>
        <table:table-row table:style-name="Table3.7">
          <table:table-cell table:style-name="Table3.A7" table:number-columns-spanned="2" office:value-type="string">
            <text:list xml:id="list93850561513045" text:continue-numbering="true" text:style-name="WWNum2">
              <text:list-item>
                <text:p text:style-name="P8"/>
              </text:list-item>
            </text:list>
            <text:list xml:id="list93850973452454" text:continue-list="list93850733991761" text:style-name="WWNum1">
              <text:list-item>
                <text:list>
                  <text:list-item>
                    <text:p text:style-name="P5"><text:span text:style-name="T3">Web Technologies - HTML, JavaScript, CSS – Beginner</text:span></text:p>
                  </text:list-item>
                </text:list>
              </text:list-item>
            </text:list>
            <text:list xml:id="list93850900174808" text:continue-list="list93850561513045" text:style-name="WWNum2">
              <text:list-item>
                <text:p text:style-name="P9"/>
              </text:list-item>
            </text:list>
            <text:list xml:id="list93851347360293" text:continue-list="list93850973452454" text:style-name="WWNum1">
              <text:list-item>
                <text:list>
                  <text:list-item>
                    <text:p text:style-name="P5"><text:span text:style-name="T3">Avid Reader of Technology Forums and Blogs such as Tech Crunch, Crunch Base etc.,</text:span></text:p>
                  </text:list-item>
                </text:list>
              </text:list-item>
            </text:list>
            <text:list xml:id="list93851690959517" text:continue-list="list93850900174808" text:style-name="WWNum2">
              <text:list-item>
                <text:p text:style-name="P9"/>
              </text:list-item>
              <text:list-item>
                <text:p text:style-name="P9"/>
              </text:list-item>
            </text:list>
            <text:list xml:id="list93851380630665" text:continue-list="list93851347360293" text:style-name="WWNum1">
              <text:list-item>
                <text:list>
                  <text:list-item>
                    <text:p text:style-name="P5"><text:span text:style-name="T3">Developed Different Tools Individual</text:span>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list xml:id="list93851447930533" text:continue-list="list93851690959517" text:style-name="WWNum2">
                    <text:list-item>
                      <text:p text:style-name="P6"><text:span text:style-name="T2">Tool</text:span></text:p>
                    </text:list-item>
                  </text:list>
                </table:table-cell>
                <table:table-cell table:style-name="Table2.A1" office:value-type="string">
                  <text:list xml:id="list93850340181463" text:continue-numbering="true" text:style-name="WWNum2">
                    <text:list-item>
                      <text:p text:style-name="P6"><text:span text:style-name="T2">Description</text:span></text:p>
                    </text:list-item>
                  </text:list>
                </table:table-cell>
                <table:table-cell table:style-name="Table2.A1" office:value-type="string">
                  <text:list xml:id="list93851871874196" text:continue-numbering="true" text:style-name="WWNum2">
                    <text:list-item>
                      <text:p text:style-name="P6"><text:span text:style-name="T2">Language</text:span></text:p>
                    </text:list-item>
                  </text:list>
                </table:table-cell>
                <table:table-cell table:style-name="Table2.A1" office:value-type="string">
                  <text:list xml:id="list93851138680922" text:continue-numbering="true" text:style-name="WWNum2">
                    <text:list-item>
                      <text:p text:style-name="P6"><text:span text:style-name="T2">License</text:span></text:p>
                    </text:list-item>
                  </text:list>
                </table:table-cell>
              </table:table-row>
              <table:table-row table:style-name="Table2.2">
                <table:table-cell table:style-name="Table2.A1" office:value-type="string">
                  <text:list xml:id="list93850361368301" text:continue-numbering="true" text:style-name="WWNum2">
                    <text:list-item>
                      <text:p text:style-name="P7"><text:span text:style-name="T3">D2M (Data to Model Generator)</text:span></text:p>
                    </text:list-item>
                  </text:list>
                </table:table-cell>
                <table:table-cell table:style-name="Table2.A1" office:value-type="string">
                  <text:list xml:id="list93850276228933" text:continue-numbering="true" text:style-name="WWNum2">
                    <text:list-item>
                      <text:p text:style-name="P7"><text:span text:style-name="T3">Creates ASCET Model from User Specified inputs like DOCMISC,EXCEL,PDF and Txt</text:span></text:p>
                    </text:list-item>
                  </text:list>
                </table:table-cell>
                <table:table-cell table:style-name="Table2.A1" office:value-type="string">
                  <text:list xml:id="list93851563099974" text:continue-numbering="true" text:style-name="WWNum2">
                    <text:list-item>
                      <text:p text:style-name="P7"><text:span text:style-name="T3">Perl, C# , Windows Shell</text:span></text:p>
                    </text:list-item>
                  </text:list>
                </table:table-cell>
                <table:table-cell table:style-name="Table2.A1" office:value-type="string">
                  <text:list xml:id="list93851517613858" text:continue-numbering="true" text:style-name="WWNum2">
                    <text:list-item>
                      <text:p text:style-name="P7"><text:span text:style-name="T3">Proprietary</text:span>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93851799199630" text:continue-numbering="true" text:style-name="WWNum2">
                    <text:list-item>
                      <text:p text:style-name="P7"><text:span text:style-name="T3">A2L Extractor</text:span></text:p>
                    </text:list-item>
                  </text:list>
                </table:table-cell>
                <table:table-cell table:style-name="Table2.A1" office:value-type="string">
                  <text:list xml:id="list93850956006436" text:continue-numbering="true" text:style-name="WWNum2">
                    <text:list-item>
                      <text:p text:style-name="P7"><text:span text:style-name="T3">Extracts User Specified Data </text:span><text:soft-page-break/><text:span text:style-name="T3">from A2L File</text:span></text:p>
                    </text:list-item>
                  </text:list>
                </table:table-cell>
                <table:table-cell table:style-name="Table2.A1" office:value-type="string">
                  <text:list xml:id="list93851059145912" text:continue-numbering="true" text:style-name="WWNum2">
                    <text:list-item>
                      <text:p text:style-name="P7"><text:span text:style-name="T3">Perl, HTML</text:span></text:p>
                    </text:list-item>
                  </text:list>
                </table:table-cell>
                <table:table-cell table:style-name="Table2.A1" office:value-type="string">
                  <text:list xml:id="list93851863631776" text:continue-numbering="true" text:style-name="WWNum2">
                    <text:list-item>
                      <text:p text:style-name="P7"><text:span text:style-name="T3">Proprietary</text:span>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93851133382794" text:continue-numbering="true" text:style-name="WWNum2">
                    <text:list-item>
                      <text:p text:style-name="P7"><text:span text:style-name="T3">IP Finder</text:span></text:p>
                    </text:list-item>
                  </text:list>
                </table:table-cell>
                <table:table-cell table:style-name="Table2.A1" office:value-type="string">
                  <text:list xml:id="list93850636862647" text:continue-numbering="true" text:style-name="WWNum2">
                    <text:list-item>
                      <text:p text:style-name="P7"><text:span text:style-name="T3">Finds the User IP,MAC and Host name</text:span></text:p>
                    </text:list-item>
                  </text:list>
                </table:table-cell>
                <table:table-cell table:style-name="Table2.A1" office:value-type="string">
                  <text:list xml:id="list93851606339887" text:continue-numbering="true" text:style-name="WWNum2">
                    <text:list-item>
                      <text:p text:style-name="P7"><text:span text:style-name="T3">C#</text:span></text:p>
                    </text:list-item>
                  </text:list>
                </table:table-cell>
                <table:table-cell table:style-name="Table2.A1" office:value-type="string">
                  <text:list xml:id="list93851031869003" text:continue-numbering="true" text:style-name="WWNum2">
                    <text:list-item>
                      <text:p text:style-name="P7"><text:span text:style-name="T3">GPL</text:span>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93851443627836" text:continue-numbering="true" text:style-name="WWNum2">
                    <text:list-item>
                      <text:p text:style-name="P7"><text:span text:style-name="T3">Mass File Rename</text:span></text:p>
                    </text:list-item>
                  </text:list>
                </table:table-cell>
                <table:table-cell table:style-name="Table2.A1" office:value-type="string">
                  <text:list xml:id="list93850638759058" text:continue-numbering="true" text:style-name="WWNum2">
                    <text:list-item>
                      <text:p text:style-name="P7"><text:span text:style-name="T3">Replaces unwanted special Characters in all File Names and replace with user provided character</text:span></text:p>
                    </text:list-item>
                  </text:list>
                </table:table-cell>
                <table:table-cell table:style-name="Table2.A1" office:value-type="string">
                  <text:list xml:id="list93849901615742" text:continue-numbering="true" text:style-name="WWNum2">
                    <text:list-item>
                      <text:p text:style-name="P7"><text:span text:style-name="T3">Perl</text:span></text:p>
                    </text:list-item>
                  </text:list>
                </table:table-cell>
                <table:table-cell table:style-name="Table2.A1" office:value-type="string">
                  <text:list xml:id="list93850651599013" text:continue-numbering="true" text:style-name="WWNum2">
                    <text:list-item>
                      <text:p text:style-name="P7"><text:span text:style-name="T3">GPL</text:span>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93850452442268" text:continue-numbering="true" text:style-name="WWNum2">
                    <text:list-item>
                      <text:p text:style-name="P7"><text:span text:style-name="T3">DCM Parser</text:span></text:p>
                    </text:list-item>
                  </text:list>
                </table:table-cell>
                <table:table-cell table:style-name="Table2.A1" office:value-type="string">
                  <text:list xml:id="list93851918865461" text:continue-numbering="true" text:style-name="WWNum2">
                    <text:list-item>
                      <text:p text:style-name="P7"><text:span text:style-name="T3">Parser for DCM File for Effective Calibration</text:span></text:p>
                    </text:list-item>
                  </text:list>
                </table:table-cell>
                <table:table-cell table:style-name="Table2.A1" office:value-type="string">
                  <text:list xml:id="list93851658613142" text:continue-numbering="true" text:style-name="WWNum2">
                    <text:list-item>
                      <text:p text:style-name="P7"><text:span text:style-name="T3">Perl</text:span></text:p>
                    </text:list-item>
                  </text:list>
                </table:table-cell>
                <table:table-cell table:style-name="Table2.A1" office:value-type="string">
                  <text:list xml:id="list93851325010247" text:continue-numbering="true" text:style-name="WWNum2">
                    <text:list-item>
                      <text:p text:style-name="P7"><text:span text:style-name="T3">GPL</text:span></text:p>
                    </text:list-item>
                  </text:list>
                </table:table-cell>
              </table:table-row>
            </table:table>
            <text:list xml:id="list93851367853878" text:continue-numbering="true" text:style-name="WWNum2">
              <text:list-item>
                <text:p text:style-name="P10"/>
              </text:list-item>
            </text:list>
          </table:table-cell>
          <table:covered-table-cell/>
        </table:table-row>
        <table:table-row table:style-name="Table3.8">
          <table:table-cell table:style-name="Table3.A4" table:number-columns-spanned="2" office:value-type="string">
            <text:list xml:id="list93850313270027" text:continue-list="list93851380630665" text:style-name="WWNum1">
              <text:list-item>
                <text:list>
                  <text:list-item>
                    <text:p text:style-name="P5"><text:span text:style-name="T3">Currently Employed as an Engineer in a Reputed Concern working on <text:s/>Electronic Control Units (Power Train), Embedded Software and Real Time Programming with 4+ Years of Experience</text:span></text:p>
                  </text:list-item>
                </text:list>
              </text:list-item>
            </text:list>
            <text:p text:style-name="P14"/>
          </table:table-cell>
          <table:covered-table-cell/>
        </table:table-row>
      </table:table>
      <text:p text:style-name="Section_20_Heading"><text:span text:style-name="T4">HOBBIES</text:span></text:p>
      <text:list xml:id="list93850391928511" text:continue-numbering="true" text:style-name="WWNum1">
        <text:list-item>
          <text:list>
            <text:list-item>
              <text:p text:style-name="P4"><text:span text:style-name="T3">Listening to Music</text:span></text:p>
            </text:list-item>
            <text:list-item>
              <text:p text:style-name="P4"><text:bookmark text:name="_GoBack"/><text:span text:style-name="T3">Sleeping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rbel1" svg:font-family="Corbel" style:font-family-generic="swiss"/>
    <style:font-face style:name="Courier New" svg:font-family="'Courier New'" style:font-adornments="Regular" style:font-family-generic="modern" style:font-pitch="fixed"/>
    <style:font-face style:name="Corbel" svg:font-family="Corbe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rbel" fo:font-size="11pt" fo:language="en" fo:country="US" style:letter-kerning="true" style:font-name-asian="WenQuanYi Zen Hei Sharp" style:font-size-asian="11pt" style:language-asian="en" style:country-asian="US" style:font-name-complex="Corbel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rbel" fo:font-size="11pt" fo:language="en" fo:country="US" style:letter-kerning="true" style:font-name-asian="WenQuanYi Zen Hei Sharp" style:font-size-asian="11pt" style:language-asian="en" style:country-asian="US" style:font-name-complex="Corbe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0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8pt" fo:language="en" fo:country="US" style:font-name-asian="WenQuanYi Zen Hei Sharp" style:font-family-asian="'WenQuanYi Zen Hei Sharp'" style:font-family-generic-asian="system" style:font-pitch-asian="variable" style:font-size-asian="8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color="#a6a6a6" fo:font-size="20pt" fo:letter-spacing="0.028in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text-transform="uppercase" fo:color="#595959" fo:letter-spacing="0.0138in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Personal_20_Information" style:display-name="Personal Information" style:family="paragraph" style:parent-style-name="Standard" style:default-outline-level="">
      <style:text-properties fo:color="#595959" fo:letter-spacing="0.0071in"/>
    </style:style>
    <style:style style:name="Bold" style:family="paragraph" style:parent-style-name="Standard" style:default-outline-level="">
      <style:text-properties fo:letter-spacing="0.0071in" fo:font-weight="bold" style:font-weight-asian="bold"/>
    </style:style>
    <style:style style:name="Dates" style:family="paragraph" style:parent-style-name="Standard" style:default-outline-level="">
      <style:paragraph-properties fo:text-align="end" style:justify-single-word="false"/>
      <style:text-properties fo:color="#595959"/>
    </style:style>
    <style:style style:name="Italics" style:family="paragraph" style:parent-style-name="Standard" style:default-outline-level="">
      <style:paragraph-properties fo:margin-top="0in" fo:margin-bottom="0.0555in" style:contextual-spacing="false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top="0in" fo:margin-bottom="0.0555in" style:contextual-spacing="false"/>
    </style:style>
    <style:style style:name="Copy" style:family="paragraph" style:parent-style-name="Standard" style:default-outline-level="">
      <style:paragraph-properties fo:margin-top="0in" fo:margin-bottom="0.0555in" style:contextual-spacing="false"/>
    </style:style>
    <style:style style:name="PlaceholderAutotext_5f_10" style:display-name="PlaceholderAutotext_10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11pt" fo:language="en" fo:country="US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Your_20_Name" style:display-name="Your Name" style:family="paragraph" style:parent-style-name="Standard" style:default-outline-level="">
      <style:text-properties fo:text-transform="uppercase" fo:color="#a6a6a6" fo:font-size="20pt" fo:letter-spacing="0.028in" style:font-size-asian="20pt"/>
    </style:style>
    <style:style style:name="Section_20_Heading" style:display-name="Section Heading" style:family="paragraph" style:parent-style-name="Standard" style:default-outline-level="">
      <style:text-properties fo:text-transform="uppercase" fo:color="#595959" fo:letter-spacing="0.0138in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a6a6a6" fo:font-size="20pt" fo:letter-spacing="0.028in" style:font-size-asian="20pt"/>
    </style:style>
    <style:style style:name="Heading_20_2_20_Char" style:display-name="Heading 2 Char" style:family="text" style:parent-style-name="Default_20_Paragraph_20_Font">
      <style:text-properties fo:text-transform="uppercase" fo:color="#595959" fo:font-size="8pt" fo:letter-spacing="0.0138in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rbel2" style:font-family-complex="Corbe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fo:font-weight="bold" style:font-name-complex="Corbel2" style:font-family-complex="Corbe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rbel1"/>
      </text:list-level-style-bullet>
      <text:list-level-style-bullet text:level="2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.25in" style:writing-mode="lr-tb" style:layout-grid-color="#c0c0c0" style:layout-grid-lines="36" style:layout-grid-base-height="0.2008in" style:layout-grid-ruby-height="0.0492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54:00</meta:creation-date>
    <meta:initial-creator>Vishnu Vasan</meta:initial-creator>
    <dc:language>en-US</dc:language>
    <dc:creator>_N0maD_</dc:creator>
    <meta:print-date>2006-08-01T17:47:00</meta:print-date>
    <dc:date>2014-04-18T14:01:00</dc:date>
    <meta:editing-cycles>9</meta:editing-cycles>
    <dc:title>Vishnu Vasan</dc:title>
    <meta:editing-duration>PT7S</meta:editing-duration>
    <meta:generator>LibreOffice/4.2.3.3$Linux_x86 LibreOffice_project/420$Build-3</meta:generator>
    <meta:document-statistic meta:table-count="3" meta:image-count="0" meta:object-count="0" meta:page-count="2" meta:paragraph-count="70" meta:word-count="293" meta:character-count="1588" meta:non-whitespace-character-count="1405"/>
    <meta:template xlink:type="simple" xlink:actuate="onRequest" xlink:title="ChronologicalResume" xlink:href=""/>
  </office:meta>
</office:document-meta>
</file>